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3" table:number-rows-spanned="1">
            <text:p>Part 1 Fast Fourier Transform</text:p>
          </table:table-cell>
          <table:covered-table-cell table:number-columns-repeated="12" table:style-name="ce3"/>
          <table:table-cell/>
        </table:table-row>
        <table:table-row table:style-name="ro1">
          <table:table-cell office:value-type="string" calcext:value-type="string">
            <text:p>Architechture</text:p>
          </table:table-cell>
          <table:table-cell office:value-type="string" calcext:value-type="string">
            <text:p>IPC (inst/tick)</text:p>
          </table:table-cell>
          <table:table-cell office:value-type="string" calcext:value-type="string">
            <text:p>Cache Miss Rate L1I</text:p>
          </table:table-cell>
          <table:table-cell office:value-type="string" calcext:value-type="string">
            <text:p>Cache Miss Rate L1D</text:p>
          </table:table-cell>
          <table:table-cell office:value-type="string" calcext:value-type="string">
            <text:p>Cache Miss Rate L2</text:p>
          </table:table-cell>
          <table:table-cell office:value-type="string" calcext:value-type="string">
            <text:p>Cache Miss Rate L3</text:p>
          </table:table-cell>
          <table:table-cell office:value-type="string" calcext:value-type="string">
            <text:p>Cache Hit Rate L1I</text:p>
          </table:table-cell>
          <table:table-cell office:value-type="string" calcext:value-type="string">
            <text:p>Cache Hit Rate L1D</text:p>
          </table:table-cell>
          <table:table-cell office:value-type="string" calcext:value-type="string">
            <text:p>Cache Hit Rate L2</text:p>
          </table:table-cell>
          <table:table-cell office:value-type="string" calcext:value-type="string">
            <text:p>Cache Hit Rate L3</text:p>
          </table:table-cell>
          <table:table-cell office:value-type="string" calcext:value-type="string">
            <text:p>Simulation Time (ticks)</text:p>
          </table:table-cell>
          <table:table-cell office:value-type="string" calcext:value-type="string">
            <text:p>Host Instruction Rate</text:p>
          </table:table-cell>
          <table:table-cell office:value-type="string" calcext:value-type="string">
            <text:p>Cache Write Backs L2</text:p>
          </table:table-cell>
          <table:table-cell office:value-type="string" calcext:value-type="string">
            <text:p>Cache Write Backs L3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0.000174" calcext:value-type="float">
            <text:p>0.000174</text:p>
          </table:table-cell>
          <table:table-cell table:style-name="ce4" office:value-type="float" office:value="0.0013225" calcext:value-type="float">
            <text:p>0.0013225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543761" calcext:value-type="float">
            <text:p>0.543761</text:p>
          </table:table-cell>
          <table:table-cell/>
          <table:table-cell table:formula="of:=1-[.C4]" office:value-type="float" office:value="0.9986775" calcext:value-type="float">
            <text:p>0.9986775</text:p>
          </table:table-cell>
          <table:table-cell table:formula="of:=1-[.D4]" office:value-type="float" office:value="0.997888" calcext:value-type="float">
            <text:p>0.997888</text:p>
          </table:table-cell>
          <table:table-cell table:formula="of:=1-[.E4]" office:value-type="float" office:value="0.456239" calcext:value-type="float">
            <text:p>0.456239</text:p>
          </table:table-cell>
          <table:table-cell/>
          <table:table-cell office:value-type="float" office:value="530865809500" calcext:value-type="float">
            <text:p>530865809500</text:p>
          </table:table-cell>
          <table:table-cell office:value-type="float" office:value="629420" calcext:value-type="float">
            <text:p>629420</text:p>
          </table:table-cell>
          <table:table-cell office:value-type="float" office:value="112808" calcext:value-type="float">
            <text:p>112808</text:p>
          </table:table-cell>
          <table:table-cell/>
        </table:table-row>
        <table:table-row table:style-name="ro1">
          <table:table-cell office:value-type="string" calcext:value-type="string">
            <text:p>Baseline + L3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242" calcext:value-type="float">
            <text:p>0.00242</text:p>
          </table:table-cell>
          <table:table-cell table:number-columns-repeated="2" office:value-type="float" office:value="0.543748" calcext:value-type="float">
            <text:p>0.543748</text:p>
          </table:table-cell>
          <table:table-cell office:value-type="float" office:value="0.609804" calcext:value-type="float">
            <text:p>0.609804</text:p>
          </table:table-cell>
          <table:table-cell table:formula="of:=1-[.B5]" office:value-type="float" office:value="0.999826" calcext:value-type="float">
            <text:p>0.999826</text:p>
          </table:table-cell>
          <table:table-cell table:formula="of:=1-[.C5]" office:value-type="float" office:value="0.99758" calcext:value-type="float">
            <text:p>0.99758</text:p>
          </table:table-cell>
          <table:table-cell table:formula="of:=1-[.D5]" office:value-type="float" office:value="0.456252" calcext:value-type="float">
            <text:p>0.456252</text:p>
          </table:table-cell>
          <table:table-cell table:formula="of:=1-[.F5]" office:value-type="float" office:value="0.390196" calcext:value-type="float">
            <text:p>0.390196</text:p>
          </table:table-cell>
          <table:table-cell office:value-type="float" office:value="530418427000" calcext:value-type="float">
            <text:p>530418427000</text:p>
          </table:table-cell>
          <table:table-cell office:value-type="float" office:value="572526" calcext:value-type="float">
            <text:p>572526</text:p>
          </table:table-cell>
          <table:table-cell office:value-type="float" office:value="143304" calcext:value-type="float">
            <text:p>143304</text:p>
          </table:table-cell>
          <table:table-cell office:value-type="float" office:value="48248" calcext:value-type="float">
            <text:p>48248</text:p>
          </table:table-cell>
        </table:table-row>
        <table:table-row table:style-name="ro1">
          <table:table-cell office:value-type="string" calcext:value-type="string">
            <text:p>8 Core + L3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3" table:number-rows-spanned="1">
            <text:p>Part 1 Correlation Medium</text:p>
          </table:table-cell>
          <table:covered-table-cell table:number-columns-repeated="12" table:style-name="ce3"/>
          <table:table-cell/>
        </table:table-row>
        <table:table-row table:style-name="ro1">
          <table:table-cell office:value-type="string" calcext:value-type="string">
            <text:p>Architechture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Cache Miss Rate L1I</text:p>
          </table:table-cell>
          <table:table-cell office:value-type="string" calcext:value-type="string">
            <text:p>Cache Miss L1D</text:p>
          </table:table-cell>
          <table:table-cell office:value-type="string" calcext:value-type="string">
            <text:p>Cache Miss L2</text:p>
          </table:table-cell>
          <table:table-cell office:value-type="string" calcext:value-type="string">
            <text:p>Cache Miss L3</text:p>
          </table:table-cell>
          <table:table-cell office:value-type="string" calcext:value-type="string">
            <text:p>Cache Hit Rate L1I</text:p>
          </table:table-cell>
          <table:table-cell office:value-type="string" calcext:value-type="string">
            <text:p>Cache Hit Rate L1D</text:p>
          </table:table-cell>
          <table:table-cell office:value-type="string" calcext:value-type="string">
            <text:p>Cache Hit Rate L2</text:p>
          </table:table-cell>
          <table:table-cell office:value-type="string" calcext:value-type="string">
            <text:p>Cache Hit Rate L3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Host Instruction Rate</text:p>
          </table:table-cell>
          <table:table-cell office:value-type="string" calcext:value-type="string">
            <text:p>Cache Write Backs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eline + L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 Core + L3</text:p>
          </table:table-cell>
          <table:table-cell table:number-columns-repeated="13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2:00:52.364927312</meta:creation-date>
    <dc:date>2019-01-28T03:06:14.046846035</dc:date>
    <meta:editing-duration>PT3M59S</meta:editing-duration>
    <meta:editing-cycles>2</meta:editing-cycles>
    <meta:generator>LibreOffice/5.1.6.2$Linux_X86_64 LibreOffice_project/10m0$Build-2</meta:generator>
    <meta:document-statistic meta:table-count="1" meta:cell-count="58" meta:object-count="0"/>
  </office:meta>
</office:document-meta>
</file>